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6" style:family="paragraph" style:parent-style-name="Footer" style:master-page-name="Standard">
      <style:paragraph-properties style:page-number="auto"/>
    </style:style>
    <style:style style:name="P17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8" style:family="paragraph" style:parent-style-name="Heading_20_1">
      <style:text-properties officeooo:paragraph-rsid="0040307c"/>
    </style:style>
    <style:style style:name="P19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0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21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2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23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3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 – </text:span><text:span text:style-name="T19">27.04.1972 – </text:span><text:span text:style-name="T20">8400 Basel - </text:span><text:span text:style-name="T19"><text:s/>Schweiz - ledig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7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109da2cb-dd87-41e9-a3d1-8b327adfab2b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April 2021</text:span>
    <text:span text:style-name="T5"> -</text:span>
    <text:span text:style-name="T4"> </text:span>
    <text:span text:style-name="T6">April 2022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9a886f39-5817-45fc-82af-a50d49e74c05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April 2020</text:span>
    <text:span text:style-name="T5"> -</text:span>
    <text:span text:style-name="T4"> </text:span>
    <text:span text:style-name="T6">April 2021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9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21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6a7668e3-3864-48cb-9f6d-974e0c75f291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April 2019</text:span>
    <text:span text:style-name="T4"> - </text:span>
    <text:span text:style-name="T8">April 2020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e88572b6-eb8b-406a-b617-da9c940d71b0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April 2019</text:span>
    <text:span text:style-name="T4"> - </text:span>
    <text:span text:style-name="T8">April 2020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7ece92d0-1189-452d-8924-01bff515b1b6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April 2017</text:span>
    <text:span text:style-name="T4"> - </text:span>
    <text:span text:style-name="T8">April 2018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20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c36d7e60-603a-4fc2-810d-5a7f7ba344a5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45d87569-9e65-4456-b5b7-c91452782f19">
              <text:p text:style-name="P6"><text:span text:style-name="T17">EDV: </text:span>Word, Excel, Photoshop, Linux, Outlook</text:p>
            </text:section>
            <text:section text:style-name="Sect2" text:name="7c705e4a-365b-49fb-ad00-596b26ebdbc0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sabella Merlin, Hauptstrasse 4, 8400 Basel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Basel</text:span>, <text:span text:style-name="T18"><text:date style:data-style-name="N10081" text:date-value="2021-12-03T17:24:57.855363367">3. December 2021</text:date></text:span></text:p>
      <text:p text:style-name="P14"/>
      <text:h text:style-name="P18" text:outline-level="1">Bewerbung als Ausbildungsberaterin</text:h>
      <text:p text:style-name="P14"/>
      <text:p text:style-name="P11">Sehr geehrte Damen und Herre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reundliche Grüße</text:p>
      <text:p text:style-name="P11"/>
      <text:p text:style-name="P11">Isabella Merl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53</meta:editing-cycles>
    <meta:editing-duration>PT2H49M25S</meta:editing-duration>
    <dc:subject>hloom.com</dc:subject>
    <meta:initial-creator>hloom.com </meta:initial-creator>
    <dc:date>2021-12-03T17:24:57.717743254</dc:date>
    <meta:document-statistic meta:table-count="1" meta:image-count="0" meta:object-count="0" meta:page-count="2" meta:paragraph-count="27" meta:word-count="59" meta:character-count="703" meta:non-whitespace-character-count="663"/>
  </office:meta>
</office:document-meta>
</file>